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ImapFactory.DefaultImapFactory( FileSystem fileSystem , UsersRepository users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ImapFactory.creat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mapFactory.getMailb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